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38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3">03/10/2024</text:date>, <text:time>08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8M15S</meta:editing-duration>
    <meta:editing-cycles>1220</meta:editing-cycles>
    <meta:generator>OpenOffice/4.1.15$Win32 OpenOffice.org_project/4115m2$Build-9813</meta:generator>
    <dc:date>2024-10-03T08:40:19.3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